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73a8c" officeooo:paragraph-rsid="0007ffb3"/>
    </style:style>
    <style:style style:name="P2" style:family="paragraph" style:parent-style-name="Standard">
      <style:text-properties officeooo:rsid="00173a8c" officeooo:paragraph-rsid="000b1c46"/>
    </style:style>
    <style:style style:name="P3" style:family="paragraph" style:parent-style-name="Standard">
      <style:text-properties officeooo:rsid="001d3eaa" officeooo:paragraph-rsid="0007ffb3"/>
    </style:style>
    <style:style style:name="P4" style:family="paragraph" style:parent-style-name="Standard">
      <style:text-properties officeooo:rsid="000b1c46" officeooo:paragraph-rsid="000b1c46"/>
    </style:style>
    <style:style style:name="P5" style:family="paragraph" style:parent-style-name="Standard" style:list-style-name="L1">
      <style:text-properties officeooo:rsid="000b1c46" officeooo:paragraph-rsid="000b1c46"/>
    </style:style>
    <style:style style:name="P6" style:family="paragraph" style:parent-style-name="Standard" style:list-style-name="L2">
      <style:text-properties officeooo:rsid="000b1c46" officeooo:paragraph-rsid="000b1c46"/>
    </style:style>
    <style:style style:name="P7" style:family="paragraph" style:parent-style-name="Standard">
      <style:text-properties officeooo:rsid="0007ffb3" officeooo:paragraph-rsid="0007ffb3"/>
    </style:style>
    <style:style style:name="T1" style:family="text">
      <style:text-properties officeooo:rsid="001d3eaa"/>
    </style:style>
    <style:style style:name="T2" style:family="text">
      <style:text-properties officeooo:rsid="003330d5"/>
    </style:style>
    <style:style style:name="T3" style:family="text">
      <style:text-properties officeooo:rsid="0007ffb3"/>
    </style:style>
    <style:style style:name="T4" style:family="text">
      <style:text-properties officeooo:rsid="00087dea"/>
    </style:style>
    <style:style style:name="T5" style:family="text">
      <style:text-properties officeooo:rsid="000b1c46"/>
    </style:style>
    <style:style style:name="T6" style:family="text">
      <style:text-properties officeooo:rsid="000c1c82"/>
    </style:style>
    <style:style style:name="T7" style:family="text">
      <style:text-properties officeooo:rsid="000d02d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mortized analysis of q</text:span><text:span text:style-name="T1">ueue </text:span><text:span text:style-name="T2">operations when </text:span><text:span text:style-name="T1">implement</text:span><text:span text:style-name="T2">ed</text:span><text:span text:style-name="T1"> using two stacks</text:span></text:p>
      <text:p text:style-name="P3"/>
      <text:p text:style-name="P4">Operations</text:p>
      <text:p text:style-name="P4">ENQUEUE(x)</text:p>
      <text:list xml:id="list857229146351115591" text:style-name="L1">
        <text:list-item>
          <text:p text:style-name="P5">S1.push(x)</text:p>
        </text:list-item>
      </text:list>
      <text:p text:style-name="P2"/>
      <text:p text:style-name="P4">DEQUEUE()</text:p>
      <text:list xml:id="list2713615347795727815" text:style-name="L2">
        <text:list-item>
          <text:p text:style-name="P6">if (S2.empty())</text:p>
        </text:list-item>
        <text:list-item>
          <text:p text:style-name="P6"><text:tab/>while (! S1.empty())</text:p>
        </text:list-item>
        <text:list-item>
          <text:p text:style-name="P6"><text:tab/><text:tab/>S2.push(S1.pop())</text:p>
        </text:list-item>
        <text:list-item>
          <text:p text:style-name="P6">S2.pop()</text:p>
        </text:list-item>
      </text:list>
      <text:p text:style-name="P7"/>
      <text:p text:style-name="P4">Loose upper bound</text:p>
      <text:p text:style-name="P4"/>
      <text:p text:style-name="P4">Aggregate method</text:p>
      <text:p text:style-name="P4"/>
      <text:p text:style-name="P4">Accounting method</text:p>
      <text:p text:style-name="P4"/>
      <text:p text:style-name="P4">Potential method<text:span text:style-name="T6">(CLRS 17.3-6, </text:span><text:span text:style-name="T7">Notes-18</text:span><text:span text:style-name="T6">)</text:span></text:p>
      <text:p text:style-name="P4"/>
      <text:p text:style-name="P7">The DEQUEUE operation when S2 is empty is the exorbitant cost operation. All elements of S1 will have to be popped and pushed into S2 before a DEQUEUE via a S2.pop() can be done. Thus before S2 becomes empty enough potential to do this must have been generated. This can be done by adding 2 to the total potential whenever an element is put into S1, i.e., ENQUEUED.</text:p>
      <text:p text:style-name="P7"/>
      <text:p text:style-name="P1"><text:span text:style-name="T3">Thus let </text:span><text:span text:style-name="T4"><draw:frame draw:style-name="fr1" draw:name="Object1" text:anchor-type="as-char" svg:y="-0.152in" svg:width="2.9764in" svg:height="0.2126in" draw:z-index="0"><draw:object xlink:href="./Object 1" xlink:type="simple" xlink:show="embed" xlink:actuate="onLoad"/><draw:image xlink:href="./ObjectReplacements/Object 1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7:24:25</meta:creation-date>
    <dc:title>T1</dc:title>
    <meta:editing-duration>PT3M9S</meta:editing-duration>
    <meta:editing-cycles>5</meta:editing-cycles>
    <meta:generator>LibreOffice/4.0.2.2$Linux_x86 LibreOffice_project/400m0$Build-2</meta:generator>
    <meta:initial-creator>Kempa </meta:initial-creator>
    <dc:date>2013-10-13T17:40:56</dc:date>
    <dc:creator>Kempa </dc:creator>
    <meta:document-statistic meta:table-count="0" meta:image-count="0" meta:object-count="1" meta:page-count="1" meta:paragraph-count="15" meta:word-count="107" meta:character-count="647" meta:non-whitespace-character-count="556"/>
    <meta:template xlink:type="simple" xlink:actuate="onRequest" xlink:title="T1" xlink:href="../../../../.config/libreoffice/4/user/template/T1.ott" meta:date="2013-10-13T17:24:24"/>
  </office:meta>
</office:document-meta>
</file>

<file path=Object 1/content.xml><?xml version="1.0" encoding="utf-8"?>
<math xmlns="http://www.w3.org/1998/Math/MathML">
  <semantics>
    <mrow>
      <mo stretchy="false">Φ</mo>
      <mrow>
        <mrow>
          <mo stretchy="false">(</mo>
          <mrow>
            <msub>
              <mi>D</mi>
              <mi>i</mi>
            </msub>
          </mrow>
          <mo stretchy="false">)</mo>
        </mrow>
        <mo stretchy="false">=</mo>
        <mrow>
          <mn>2</mn>
          <mo stretchy="false">×</mo>
          <mi mathvariant="italic">Number</mi>
        </mrow>
      </mrow>
      <mi mathvariant="italic">of</mi>
      <mi mathvariant="italic">elements</mi>
      <mtext>in</mtext>
      <mrow>
        <msub>
          <mi>S</mi>
          <mn>1</mn>
        </msub>
        <mo stretchy="false">=</mo>
        <mrow>
          <mn>2</mn>
          <mo stretchy="false">×</mo>
          <mi>k</mi>
        </mrow>
      </mrow>
    </mrow>
    <annotation encoding="StarMath 5.0">%PHI(D_i) = 2 times Number of elements "in" S_1 = 2 times k</annotation>
  </semantics>
</math>
</file>